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"Oohh—! The little lady's here after all!"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"Nah, it's just that I heard there was a
super cute girl behind the counter today!"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"I thought I'd come over and see if the
rumors were true!"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"Hoho! I bet I could down a hundred
drinks if you're servin' 'em!"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"Huhhh? You feelin' under the weather,
little lady?"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"Hm? You're not drunk, are you, miss?
Your face is bright red..."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"Ahh, what was it... right, I'd like a small
serving of the Special Stew."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"Hey, miss... you've been twisting and
fidgeting around for a while, now..."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"Yeah. She totally needs the toilet."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/>
          <table:table-cell table:style-name="ce0" office:value-type="string">
            <text:p>I can't take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"Uhhh... are you... feelin' okay?"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"I get that it's busy'n all, but you're kinda
puttin' me on edge, too, so... maybe you
oughta step out for a sec?"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"*Pssst, hey, look at the chick behind the
counter...*"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"*Look how much the poor thing is
wiggling her behind around...*"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"*She's been rubbing her legs together
for ages...*"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"*She's at her limit, I can tell from the
movements. I bet she's already starting
to leak...*"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"See? Hurry off!"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